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7ce" officeooo:paragraph-rsid="001137ce"/>
    </style:style>
    <style:style style:name="P2" style:family="paragraph" style:parent-style-name="Standard">
      <style:text-properties officeooo:rsid="00120ebb" officeooo:paragraph-rsid="00120ebb"/>
    </style:style>
    <style:style style:name="P3" style:family="paragraph" style:parent-style-name="Standard">
      <style:text-properties officeooo:rsid="00138ce1" officeooo:paragraph-rsid="00138ce1"/>
    </style:style>
    <style:style style:name="P4" style:family="paragraph" style:parent-style-name="Standard">
      <style:text-properties officeooo:rsid="0018453f" officeooo:paragraph-rsid="0018453f"/>
    </style:style>
    <style:style style:name="P5" style:family="paragraph" style:parent-style-name="Standard">
      <style:text-properties officeooo:rsid="0020b893" officeooo:paragraph-rsid="0020b893"/>
    </style:style>
    <style:style style:name="P6" style:family="paragraph" style:parent-style-name="Standard">
      <style:text-properties officeooo:rsid="0021d7e1" officeooo:paragraph-rsid="0021d7e1"/>
    </style:style>
    <style:style style:name="P7" style:family="paragraph" style:parent-style-name="Standard">
      <style:text-properties officeooo:rsid="0024934f" officeooo:paragraph-rsid="0024934f"/>
    </style:style>
    <style:style style:name="P8" style:family="paragraph" style:parent-style-name="Standard">
      <style:text-properties officeooo:rsid="0026629b" officeooo:paragraph-rsid="0026629b"/>
    </style:style>
    <style:style style:name="P9" style:family="paragraph" style:parent-style-name="Standard">
      <style:text-properties officeooo:rsid="00314ad9" officeooo:paragraph-rsid="00314ad9"/>
    </style:style>
    <style:style style:name="P10" style:family="paragraph" style:parent-style-name="Standard">
      <style:text-properties officeooo:rsid="00365d75" officeooo:paragraph-rsid="00365d75"/>
    </style:style>
    <style:style style:name="P11" style:family="paragraph" style:parent-style-name="Standard">
      <style:text-properties officeooo:rsid="003c4ab8" officeooo:paragraph-rsid="003c4ab8"/>
    </style:style>
    <style:style style:name="P12" style:family="paragraph" style:parent-style-name="Standard">
      <style:text-properties officeooo:rsid="00432582" officeooo:paragraph-rsid="00432582"/>
    </style:style>
    <style:style style:name="P13" style:family="paragraph" style:parent-style-name="Standard">
      <style:text-properties fo:font-style="normal" officeooo:rsid="0038b71f" officeooo:paragraph-rsid="00365d75" style:font-style-asian="normal" style:font-style-complex="normal"/>
    </style:style>
    <style:style style:name="P14" style:family="paragraph" style:parent-style-name="Standard">
      <style:text-properties fo:font-style="normal" officeooo:rsid="003c4ab8" officeooo:paragraph-rsid="003c4ab8" style:font-style-asian="normal" style:font-style-complex="normal"/>
    </style:style>
    <style:style style:name="P15" style:family="paragraph" style:parent-style-name="Standard">
      <style:text-properties fo:font-style="normal" officeooo:rsid="003e49c3" officeooo:paragraph-rsid="003e49c3" style:font-style-asian="normal" style:font-style-complex="normal"/>
    </style:style>
    <style:style style:name="P16" style:family="paragraph" style:parent-style-name="Standard">
      <style:text-properties officeooo:rsid="0067e11b" officeooo:paragraph-rsid="0067e11b"/>
    </style:style>
    <style:style style:name="P17" style:family="paragraph" style:parent-style-name="Text_20_body">
      <style:text-properties officeooo:paragraph-rsid="004105e6"/>
    </style:style>
    <style:style style:name="P18" style:family="paragraph" style:parent-style-name="Text_20_body">
      <style:text-properties officeooo:rsid="00413d8d" officeooo:paragraph-rsid="00413d8d"/>
    </style:style>
    <style:style style:name="P19" style:family="paragraph" style:parent-style-name="Text_20_body">
      <style:text-properties officeooo:rsid="004725bd" officeooo:paragraph-rsid="004725bd"/>
    </style:style>
    <style:style style:name="P20" style:family="paragraph" style:parent-style-name="Text_20_body">
      <style:text-properties officeooo:rsid="00473b05" officeooo:paragraph-rsid="00473b05"/>
    </style:style>
    <style:style style:name="P21" style:family="paragraph" style:parent-style-name="Text_20_body">
      <style:text-properties officeooo:rsid="00476cbe" officeooo:paragraph-rsid="00476cbe"/>
    </style:style>
    <style:style style:name="P22" style:family="paragraph" style:parent-style-name="Text_20_body">
      <style:text-properties officeooo:rsid="004a4987" officeooo:paragraph-rsid="004a4987"/>
    </style:style>
    <style:style style:name="P23" style:family="paragraph" style:parent-style-name="Text_20_body">
      <style:text-properties officeooo:rsid="004c3b0f" officeooo:paragraph-rsid="004c3b0f"/>
    </style:style>
    <style:style style:name="P24" style:family="paragraph" style:parent-style-name="Text_20_body">
      <style:text-properties officeooo:rsid="005af33a" officeooo:paragraph-rsid="005af33a"/>
    </style:style>
    <style:style style:name="P25" style:family="paragraph" style:parent-style-name="Text_20_body">
      <style:text-properties fo:font-style="normal" officeooo:rsid="00490a68" officeooo:paragraph-rsid="00476cbe" style:font-style-asian="normal" style:font-style-complex="normal"/>
    </style:style>
    <style:style style:name="P26" style:family="paragraph" style:parent-style-name="Text_20_body">
      <style:text-properties fo:font-style="normal" officeooo:rsid="00552a22" officeooo:paragraph-rsid="00552a22" style:font-style-asian="normal" style:font-style-complex="normal"/>
    </style:style>
    <style:style style:name="P27" style:family="paragraph" style:parent-style-name="Text_20_body">
      <style:text-properties fo:font-style="normal" officeooo:rsid="005e8721" officeooo:paragraph-rsid="005af33a" style:font-style-asian="normal" style:font-style-complex="normal"/>
    </style:style>
    <style:style style:name="P28" style:family="paragraph" style:parent-style-name="Text_20_body">
      <style:text-properties officeooo:paragraph-rsid="0064e304"/>
    </style:style>
    <style:style style:name="P29" style:family="paragraph" style:parent-style-name="Text_20_body">
      <style:text-properties officeooo:rsid="0065d10b" officeooo:paragraph-rsid="0065d10b"/>
    </style:style>
    <style:style style:name="P30" style:family="paragraph" style:parent-style-name="Heading_20_2">
      <style:text-properties officeooo:rsid="003b0021" officeooo:paragraph-rsid="003b0021"/>
    </style:style>
    <style:style style:name="P31" style:family="paragraph" style:parent-style-name="Heading_20_2">
      <style:text-properties officeooo:rsid="004105e6" officeooo:paragraph-rsid="004105e6"/>
    </style:style>
    <style:style style:name="P32" style:family="paragraph" style:parent-style-name="Heading_20_2">
      <style:text-properties officeooo:rsid="0064e304" officeooo:paragraph-rsid="0064e304"/>
    </style:style>
    <style:style style:name="P33" style:family="paragraph" style:parent-style-name="Standard" style:list-style-name="L1">
      <style:text-properties officeooo:rsid="001137ce" officeooo:paragraph-rsid="001137ce"/>
    </style:style>
    <style:style style:name="P34" style:family="paragraph" style:parent-style-name="Standard" style:list-style-name="L1">
      <style:text-properties officeooo:rsid="001137ce" officeooo:paragraph-rsid="0041f0c8"/>
    </style:style>
    <style:style style:name="P35" style:family="paragraph" style:parent-style-name="Standard" style:list-style-name="L2">
      <style:text-properties officeooo:rsid="001137ce" officeooo:paragraph-rsid="0014b516"/>
    </style:style>
    <style:style style:name="P36" style:family="paragraph" style:parent-style-name="Standard" style:list-style-name="L2">
      <style:text-properties officeooo:rsid="001137ce" officeooo:paragraph-rsid="001137ce"/>
    </style:style>
    <style:style style:name="P37" style:family="paragraph" style:parent-style-name="Standard" style:list-style-name="L2">
      <style:text-properties officeooo:rsid="0014b516" officeooo:paragraph-rsid="0014b516"/>
    </style:style>
    <style:style style:name="P38" style:family="paragraph" style:parent-style-name="Standard" style:list-style-name="L4">
      <style:text-properties officeooo:rsid="0014b516" officeooo:paragraph-rsid="00163de9"/>
    </style:style>
    <style:style style:name="P39" style:family="paragraph" style:parent-style-name="Standard" style:list-style-name="L3">
      <style:text-properties officeooo:rsid="00120ebb" officeooo:paragraph-rsid="00120ebb"/>
    </style:style>
    <style:style style:name="P40" style:family="paragraph" style:parent-style-name="Standard" style:list-style-name="L3">
      <style:text-properties officeooo:rsid="00120ebb" officeooo:paragraph-rsid="00138ce1"/>
    </style:style>
    <style:style style:name="P41" style:family="paragraph" style:parent-style-name="Standard" style:list-style-name="L3">
      <style:text-properties officeooo:rsid="0056e143" officeooo:paragraph-rsid="0056e143"/>
    </style:style>
    <style:style style:name="P42" style:family="paragraph" style:parent-style-name="Standard" style:list-style-name="L4">
      <style:text-properties officeooo:rsid="00138ce1" officeooo:paragraph-rsid="00138ce1"/>
    </style:style>
    <style:style style:name="P43" style:family="paragraph" style:parent-style-name="Standard" style:list-style-name="L4">
      <style:text-properties officeooo:rsid="0017b46d" officeooo:paragraph-rsid="0017b46d"/>
    </style:style>
    <style:style style:name="P44" style:family="paragraph" style:parent-style-name="Standard" style:list-style-name="L4">
      <style:text-properties officeooo:rsid="0018453f" officeooo:paragraph-rsid="0018453f"/>
    </style:style>
    <style:style style:name="P45" style:family="paragraph" style:parent-style-name="Standard" style:list-style-name="L5">
      <style:text-properties officeooo:rsid="0021d7e1" officeooo:paragraph-rsid="0021d7e1"/>
    </style:style>
    <style:style style:name="P46" style:family="paragraph" style:parent-style-name="Standard" style:list-style-name="L5">
      <style:text-properties officeooo:rsid="0024934f" officeooo:paragraph-rsid="0024934f"/>
    </style:style>
    <style:style style:name="P47" style:family="paragraph" style:parent-style-name="Text_20_body" style:list-style-name="L6">
      <style:text-properties officeooo:rsid="00413d8d" officeooo:paragraph-rsid="00413d8d"/>
    </style:style>
    <style:style style:name="P48" style:family="paragraph" style:parent-style-name="Text_20_body" style:list-style-name="L6">
      <style:text-properties officeooo:rsid="00419e13" officeooo:paragraph-rsid="00419e13"/>
    </style:style>
    <style:style style:name="P49" style:family="paragraph" style:parent-style-name="Text_20_body" style:list-style-name="L6">
      <style:text-properties officeooo:rsid="0041f0c8" officeooo:paragraph-rsid="0041f0c8"/>
    </style:style>
    <style:style style:name="P50" style:family="paragraph" style:parent-style-name="Text_20_body" style:list-style-name="L6">
      <style:text-properties officeooo:rsid="00458f3b" officeooo:paragraph-rsid="00458f3b"/>
    </style:style>
    <style:style style:name="P51" style:family="paragraph" style:parent-style-name="Text_20_body" style:list-style-name="L6">
      <style:text-properties officeooo:rsid="004725bd" officeooo:paragraph-rsid="004725bd"/>
    </style:style>
    <style:style style:name="P52" style:family="paragraph" style:parent-style-name="Text_20_body" style:list-style-name="L7">
      <style:text-properties officeooo:rsid="004c3b0f" officeooo:paragraph-rsid="004c3b0f"/>
    </style:style>
    <style:style style:name="P53" style:family="paragraph" style:parent-style-name="Text_20_body" style:list-style-name="L7">
      <style:text-properties fo:font-style="normal" officeooo:rsid="004e1507" officeooo:paragraph-rsid="004e1507" style:font-style-asian="normal" style:font-style-complex="normal"/>
    </style:style>
    <style:style style:name="P54" style:family="paragraph" style:parent-style-name="Text_20_body" style:list-style-name="L7">
      <style:text-properties fo:font-style="normal" officeooo:rsid="00552a22" officeooo:paragraph-rsid="00552a22" style:font-style-asian="normal" style:font-style-complex="normal"/>
    </style:style>
    <style:style style:name="P55" style:family="paragraph" style:parent-style-name="Text_20_body" style:list-style-name="L7">
      <style:text-properties officeooo:rsid="004e23e5" officeooo:paragraph-rsid="004e23e5"/>
    </style:style>
    <style:style style:name="P56" style:family="paragraph" style:parent-style-name="Text_20_body" style:list-style-name="L7">
      <style:text-properties officeooo:rsid="00552a22" officeooo:paragraph-rsid="00552a22"/>
    </style:style>
    <style:style style:name="T1" style:family="text">
      <style:text-properties officeooo:rsid="00120ebb"/>
    </style:style>
    <style:style style:name="T2" style:family="text">
      <style:text-properties officeooo:rsid="00138ce1"/>
    </style:style>
    <style:style style:name="T3" style:family="text">
      <style:text-properties officeooo:rsid="0014b516"/>
    </style:style>
    <style:style style:name="T4" style:family="text">
      <style:text-properties officeooo:rsid="00163de9"/>
    </style:style>
    <style:style style:name="T5" style:family="text">
      <style:text-properties officeooo:rsid="001920e5"/>
    </style:style>
    <style:style style:name="T6" style:family="text">
      <style:text-properties officeooo:rsid="001947fd"/>
    </style:style>
    <style:style style:name="T7" style:family="text">
      <style:text-properties officeooo:rsid="001ad899"/>
    </style:style>
    <style:style style:name="T8" style:family="text">
      <style:text-properties officeooo:rsid="001c5ab8"/>
    </style:style>
    <style:style style:name="T9" style:family="text">
      <style:text-properties officeooo:rsid="0027456e"/>
    </style:style>
    <style:style style:name="T10" style:family="text">
      <style:text-properties officeooo:rsid="00287005"/>
    </style:style>
    <style:style style:name="T11" style:family="text">
      <style:text-properties officeooo:rsid="002a526c"/>
    </style:style>
    <style:style style:name="T12" style:family="text">
      <style:text-properties officeooo:rsid="002c1493"/>
    </style:style>
    <style:style style:name="T13" style:family="text">
      <style:text-properties officeooo:rsid="002e348d"/>
    </style:style>
    <style:style style:name="T14" style:family="text">
      <style:text-properties officeooo:rsid="002f3d6f"/>
    </style:style>
    <style:style style:name="T15" style:family="text">
      <style:text-properties officeooo:rsid="00308e4e"/>
    </style:style>
    <style:style style:name="T16" style:family="text">
      <style:text-properties officeooo:rsid="0031d84e"/>
    </style:style>
    <style:style style:name="T17" style:family="text">
      <style:text-properties officeooo:rsid="00328493"/>
    </style:style>
    <style:style style:name="T18" style:family="text">
      <style:text-properties officeooo:rsid="0032f1b5"/>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32f1b5" style:font-style-asian="normal" style:font-style-complex="normal"/>
    </style:style>
    <style:style style:name="T22" style:family="text">
      <style:text-properties fo:font-style="normal" officeooo:rsid="0038b71f" style:font-style-asian="normal" style:font-style-complex="normal"/>
    </style:style>
    <style:style style:name="T23" style:family="text">
      <style:text-properties fo:font-style="normal" officeooo:rsid="003a0144" style:font-style-asian="normal" style:font-style-complex="normal"/>
    </style:style>
    <style:style style:name="T24" style:family="text">
      <style:text-properties fo:font-style="normal" officeooo:rsid="00446274" style:font-style-asian="normal" style:font-style-complex="normal"/>
    </style:style>
    <style:style style:name="T25" style:family="text">
      <style:text-properties fo:font-style="normal" officeooo:rsid="00490a68" style:font-style-asian="normal" style:font-style-complex="normal"/>
    </style:style>
    <style:style style:name="T26" style:family="text">
      <style:text-properties fo:font-style="normal" officeooo:rsid="004ae26d" style:font-style-asian="normal" style:font-style-complex="normal"/>
    </style:style>
    <style:style style:name="T27" style:family="text">
      <style:text-properties fo:font-style="normal" officeooo:rsid="004e1507" style:font-style-asian="normal" style:font-style-complex="normal"/>
    </style:style>
    <style:style style:name="T28" style:family="text">
      <style:text-properties fo:font-style="normal" officeooo:rsid="00506545" style:font-style-asian="normal" style:font-style-complex="normal"/>
    </style:style>
    <style:style style:name="T29" style:family="text">
      <style:text-properties fo:font-style="normal" officeooo:rsid="0050ca1e" style:font-style-asian="normal" style:font-style-complex="normal"/>
    </style:style>
    <style:style style:name="T30" style:family="text">
      <style:text-properties fo:font-style="normal" officeooo:rsid="005212d5" style:font-style-asian="normal" style:font-style-complex="normal"/>
    </style:style>
    <style:style style:name="T31" style:family="text">
      <style:text-properties fo:font-style="normal" officeooo:rsid="00592271" style:font-style-asian="normal" style:font-style-complex="normal"/>
    </style:style>
    <style:style style:name="T32" style:family="text">
      <style:text-properties fo:font-style="normal" officeooo:rsid="005cf291" style:font-style-asian="normal" style:font-style-complex="normal"/>
    </style:style>
    <style:style style:name="T33" style:family="text">
      <style:text-properties fo:font-style="normal" officeooo:rsid="005e8721" style:font-style-asian="normal" style:font-style-complex="normal"/>
    </style:style>
    <style:style style:name="T34" style:family="text">
      <style:text-properties officeooo:rsid="0035cda0"/>
    </style:style>
    <style:style style:name="T35" style:family="text">
      <style:text-properties officeooo:rsid="00369623"/>
    </style:style>
    <style:style style:name="T36" style:family="text">
      <style:text-properties officeooo:rsid="00372721"/>
    </style:style>
    <style:style style:name="T37" style:family="text">
      <style:text-properties officeooo:rsid="003792e9"/>
    </style:style>
    <style:style style:name="T38" style:family="text">
      <style:text-properties officeooo:rsid="00387e06"/>
    </style:style>
    <style:style style:name="T39" style:family="text">
      <style:text-properties officeooo:rsid="0041f0c8"/>
    </style:style>
    <style:style style:name="T40" style:family="text">
      <style:text-properties officeooo:rsid="00458f3b"/>
    </style:style>
    <style:style style:name="T41" style:family="text">
      <style:text-properties officeooo:rsid="004c3b0f"/>
    </style:style>
    <style:style style:name="T42" style:family="text">
      <style:text-properties officeooo:rsid="005af33a"/>
    </style:style>
    <style:style style:name="T43" style:family="text">
      <style:text-properties officeooo:rsid="005b6056"/>
    </style:style>
    <style:style style:name="T44" style:family="text">
      <style:text-properties officeooo:rsid="00696bc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Concepts and API</text:h>
      <text:p text:style-name="P1"/>
      <text:p text:style-name="P1">The following static resources exist for the lifetime of the renderer, and have their state affected by draw calls:</text:p>
      <text:list xml:id="list3988671245" text:style-name="L1">
        <text:list-item>
          <text:p text:style-name="P33">color texture</text:p>
        </text:list-item>
        <text:list-item>
          <text:p text:style-name="P33">depth texture</text:p>
        </text:list-item>
        <text:list-item>
          <text:p text:style-name="P33">clip min <text:span text:style-name="T39">texture</text:span></text:p>
        </text:list-item>
        <text:list-item>
          <text:p text:style-name="P34">clip max <text:span text:style-name="T39">texture</text:span></text:p>
        </text:list-item>
        <text:list-item>
          <text:p text:style-name="P33">uniform buffer (note: may not exist if device supports push constants)</text:p>
        </text:list-item>
        <text:list-item>
          <text:p text:style-name="P33">glyph vertex buffer (note: may not exist if device supports push constants)</text:p>
        </text:list-item>
        <text:list-item>
          <text:p text:style-name="P33">glyph cache texture</text:p>
        </text:list-item>
      </text:list>
      <text:p text:style-name="P1"/>
      <text:p text:style-name="P1">The following dynamic resources can be created/loaded and unloaded dynamically:</text:p>
      <text:list xml:id="list3537017101" text:style-name="L2">
        <text:list-item>
          <text:p text:style-name="P37">image</text:p>
        </text:list-item>
        <text:list-item>
          <text:p text:style-name="P35"><text:span text:style-name="T3">image</text:span> array</text:p>
        </text:list-item>
        <text:list-item>
          <text:p text:style-name="P36">mesh</text:p>
        </text:list-item>
        <text:list-item>
          <text:p text:style-name="P36">font (note: unloading fonts may not be supported)</text:p>
        </text:list-item>
        <text:list-item>
          <text:p text:style-name="P36">layed out text block</text:p>
        </text:list-item>
      </text:list>
      <text:p text:style-name="P1"/>
      <text:p text:style-name="P1">The following draw modifiers exist, <text:span text:style-name="T1">and may be different types for 2d vs 3d (n-dimensional)</text:span>:</text:p>
      <text:list xml:id="list3486275550" text:style-name="L3">
        <text:list-item>
          <text:p text:style-name="P39">transform: apply an affine transformation to <text:span text:style-name="T2">draw</text:span> objects before drawing them</text:p>
          <text:list>
            <text:list-item>
              <text:p text:style-name="P39">represented as a (n+1)x(n+1) homogenous transformation matrix newtype, with constructors for: translate by a vector, scale by a vector, rotate by a quaternion</text:p>
            </text:list-item>
          </text:list>
        </text:list-item>
        <text:list-item>
          <text:p text:style-name="P40">color: multiply the color of <text:span text:style-name="T2">draw</text:span> objects by the given color, including an alpha component, before drawing them</text:p>
          <text:list>
            <text:list-item>
              <text:p text:style-name="P39">components represented by u8</text:p>
            </text:list-item>
          </text:list>
        </text:list-item>
        <text:list-item>
          <text:p text:style-name="P40">clip: discard any parts of a <text:span text:style-name="T2">draw</text:span> object that lie in the given half-plane or half-volume before drawing them</text:p>
          <text:list>
            <text:list-item>
              <text:p text:style-name="P39">represented as an (n+1)-dimensional vector newtype, wherein fragments are discarded if the inner product of their homogenous coordinate with the given vector is negative</text:p>
            </text:list-item>
            <text:list-item>
              <text:p text:style-name="P39">^-- that newtype has constructors representing (min|max)_(x|y|z…)</text:p>
            </text:list-item>
            <text:list-item>
              <text:p text:style-name="P41">it is invalid for a clip vector to be entirely zero</text:p>
            </text:list-item>
          </text:list>
        </text:list-item>
      </text:list>
      <text:p text:style-name="P2"/>
      <text:p text:style-name="P2">Draw modifiers form a stack, wherein objects drawn are considered to be modified by each modifier in the stack from the top of the stack down to the bottom before being stamped onto the screen. In practice that’s not quite what happens, but what <text:span text:style-name="T2">does happen</text:span> produces an equivalent result.</text:p>
      <text:p text:style-name="P16">^-- wait hmm, is that correct? I feel like it’s not</text:p>
      <text:p text:style-name="P2"/>
      <text:p text:style-name="P3">The following draw object types exist:</text:p>
      <text:list xml:id="list3512126819" text:style-name="L4">
        <text:list-item>
          <text:p text:style-name="P42">rectangle: a solid white rectangle in the XY plane, <text:span text:style-name="T3">extending from the origin to &lt;1,1&gt;</text:span> (although it may be different after the application of modifiers)</text:p>
        </text:list-item>
        <text:list-item>
          <text:p text:style-name="P38">image: <text:span text:style-name="T4">a </text:span><text:span text:style-name="T7">pre-</text:span><text:span text:style-name="T4">loaded image resource drawn as a rectangle in the XY plane, extending from the origin to &lt;1, 1&gt; </text:span><text:span text:style-name="T2">(although </text:span><text:span text:style-name="T4">that</text:span><text:span text:style-name="T2"> may be different after the application of modifiers), </text:span><text:span text:style-name="T17">with image UV coordinate start and extent being incorporated into the draw call, and with “repeat” behavior for if UV coordinates extend the [0, 1] range.</text:span></text:p>
        </text:list-item>
        <text:list-item>
          <text:p text:style-name="P43">text: a pre-computed layed out text block resource drawn as white rasterized pixels with a 1:1 relation between canvas units and pixel units</text:p>
        </text:list-item>
        <text:list-item>
          <text:p text:style-name="P44"><text:soft-page-break/>mesh (only for 3d): a pre-created mesh resource, containing per-vertex <text:span text:style-name="T5">and per-triangle </text:span><text:span text:style-name="T6">data, </text:span>(TODO which direction?), <text:span text:style-name="T6">used in combination with an </text:span><text:span text:style-name="T7">pre-loaded </text:span><text:span text:style-name="T6">image array </text:span><text:span text:style-name="T7">to sample from, with image array index being a per-triangle property </text:span><text:span text:style-name="T8">but UV coordinates within the image layer, as well as things like position and color, being a per-vertex property</text:span></text:p>
        </text:list-item>
      </text:list>
      <text:p text:style-name="P4"/>
      <text:p text:style-name="P5">A draw program is a sequence of draw instructions, with certain validity constraints, and entirely describes how to draw a single frame, assuming the context of any dynamic resources referenced by the draw program having already been loaded and not unloaded.</text:p>
      <text:p text:style-name="P5"/>
      <text:p text:style-name="P6">The following draw instructions exist:</text:p>
      <text:list xml:id="list989819662" text:style-name="L5">
        <text:list-item>
          <text:p text:style-name="P45">Push a modifier to the modifier stack <text:span text:style-name="T13">(2d and 3d versions)</text:span></text:p>
        </text:list-item>
        <text:list-item>
          <text:p text:style-name="P46">Draw some object <text:span text:style-name="T14">(2d and </text:span><text:span text:style-name="T15">3d versions)</text:span></text:p>
        </text:list-item>
        <text:list-item>
          <text:p text:style-name="P46">Begin 3d drawing</text:p>
        </text:list-item>
      </text:list>
      <text:p text:style-name="P7"/>
      <text:p text:style-name="P8">There is no draw instruction for popping a modifier from the modifier stack. Instead, each draw instruction carries with it the length of the modifier stack immediately before the instruction takes effect. <text:span text:style-name="T9">As such, if an instruction carries a modifier count </text:span><text:span text:style-name="T10">less </text:span><text:span text:style-name="T9">than the current size of the actual modifier stack, it should be considered to implicitly be preceded by a number of modifier stack pops equal to the difference. </text:span><text:span text:style-name="T11">It is not valid for an instruction to carry a modifier count greater than the current size of the </text:span><text:span text:style-name="T12">actual </text:span><text:span text:style-name="T11">modifier stack.</text:span></text:p>
      <text:p text:style-name="P8"/>
      <text:p text:style-name="P9">The base of the stack is considered to be in “2d mode,” wherein only 2d modifiers and draw objects are valid to use. <text:span text:style-name="T16">These are ultimately drawn to a 2d canvas, wherein each unit is a physical pixel, the origin is the top-left corner of the visible area, the X axis extends rightwards in the visible area, and the Y axis extends downwards in the visible area. </text:span><text:span text:style-name="T18">The extent of the visible area is </text:span><text:span text:style-name="T34">set as part of constructing the renderer, and can be changed afterwards.</text:span></text:p>
      <text:p text:style-name="P9"/>
      <text:p text:style-name="P10">The “begin 3d drawing” instruction essentially bridges the stack from 2d mode to 3d mode. <text:span text:style-name="T35">The instruction includes a view-projection matrix to convert from 3D space to 2D+depth space, which combines with modifiers above and below it in the </text:span><text:span text:style-name="T36">stack. </text:span><text:span text:style-name="T37">The “begin 3d drawing” instruction is essentially considered to be itself a modifier in the stack, as far as indexing goes, and as such, a 3d drawing sequence ends through the usual implicit popping mechanism. </text:span><text:span text:style-name="T38">The vp matrix (view-perspective) is a newtype around a 4x4 homogenous transformation matrix, with constructors for perspective and ortographic projections. </text:span><text:span text:style-name="T22">Some way to bridge from 3d back to 2d may be </text:span><text:span text:style-name="T23">added</text:span><text:span text:style-name="T22"> in the future.</text:span></text:p>
      <text:p text:style-name="P13"/>
      <text:p text:style-name="P11"><text:span text:style-name="T21">W</text:span><text:span text:style-name="T20">hen in 3d mode, only 3d modifiers and draw objects are valid to use. It’s worth noting that all 2d draw objects are also 3d draw objects, which simply begin embedded into the XY plane until and unless transformed out of it, but not all 3d draw objects are also 2d draw objects, such as a mesh.</text:span></text:p>
      <text:p text:style-name="P14"/>
      <text:p text:style-name="P15">TODO: origin and axis direction of UV coordinates and how they related to 2D and 3D?</text:p>
      <text:p text:style-name="P15"/>
      <text:p text:style-name="P12"><text:span text:style-name="T20">In 2D mode, draw calls are essentially stamped over whatever is previously drawn (with the exception of the canvas being wiped every frame), and blended together in the case of full or partial transparency. </text:span><text:span text:style-name="T24">In 3D mode, draw calls are combined using a depth texture, so that the closest fragment to the screen is visible. If parts of the 3D scene are left fully or semitransparent, the entire 3D scene is stamped over what is previously drawn in 2D as if the entire projected 3D scene is a 2D object. Later 3D draw calls will blend with earlier 3D draw calls if fragments are not discarded for depth reasons, but nevertheless, </text:span><text:soft-page-break/><text:span text:style-name="T24">the user must ensure that semitransparent 3D objects are drawn after other objects in the same 3D scene which are visually behind them from the perspective of the camera, or they will not blend correctly.</text:span></text:p>
      <text:h text:style-name="P31" text:outline-level="2">Implementation</text:h>
      <text:p text:style-name="P17"/>
      <text:p text:style-name="P18">All draw calls work roughly along these lines:</text:p>
      <text:list xml:id="list1751618549" text:style-name="L6">
        <text:list-item>
          <text:p text:style-name="P47">Initial vertices are produced (from vertex buffers, uniforms, hard-coded values into shaders, push constants…)</text:p>
        </text:list-item>
        <text:list-item>
          <text:p text:style-name="P47">Vertex homogenous positions are multiplied by a cumulative transformation matrix</text:p>
        </text:list-item>
        <text:list-item>
          <text:p text:style-name="P48">Rasterization occurs</text:p>
        </text:list-item>
        <text:list-item>
          <text:p text:style-name="P49">Each on-screen fragment’s Z value is compared with the sample of the clip min and clip max textures at the same XY coordinates. If fragment Z is less than <text:span text:style-name="T44">clip min</text:span> or greater than <text:span text:style-name="T44">clip max</text:span>, the fragment is discarded. As we will see, this <text:span text:style-name="T40">is used to implement</text:span> clipping. <text:span text:style-name="T41">These textures may hold positive or negative infinity values, and the system is expected to work correctly in such cases.</text:span></text:p>
        </text:list-item>
        <text:list-item>
          <text:p text:style-name="P50">Depth texture testing and writing may or may not be enabled for a particular draw call.</text:p>
        </text:list-item>
        <text:list-item>
          <text:p text:style-name="P51">The fragment color is multiplied by the cumulative color modifier before being written.</text:p>
        </text:list-item>
      </text:list>
      <text:p text:style-name="P19"/>
      <text:p text:style-name="P22">Under the hood, all transforms and clips are converted to 3d, even if they were initially 2d. <text:span text:style-name="T42">Also, all draw objects produce </text:span><text:span text:style-name="T43">(homogenous) </text:span><text:span text:style-name="T42">3d coordinates, even if the were initially 2d.</text:span></text:p>
      <text:p text:style-name="P22"/>
      <text:p text:style-name="P20">The cumulative transform matrix at any point in the program is calculated by simply multiplying all active transform modifier matrices together. The cumulative color modifier at any point in the program is calculated by simply multiplying all active color modifiers together.</text:p>
      <text:p text:style-name="P20"/>
      <text:p text:style-name="P21">Each individual clip vector is multiplied by the <text:span text:style-name="T19">transpose</text:span><text:span text:style-name="T20"> of all transform matrices underneath it in the modifier stack to produce its corresponding post-transform clip vector, so that clipping can be correctly performed always after vertex transformation. However, </text:span><text:span text:style-name="T25">it’s fundamentally not possible to simpl</text:span><text:span text:style-name="T26">y</text:span><text:span text:style-name="T25"> combine multiple clip vectors into one.</text:span></text:p>
      <text:p text:style-name="P25"/>
      <text:p text:style-name="P23"><text:span text:style-name="T25">R</text:span><text:span text:style-name="T20">ather, before each draw call, unless the following work can be reused due to the active post-transform clip vector set being unchanged </text:span><text:span text:style-name="T31">since this was last done</text:span><text:span text:style-name="T20">, the following is done:</text:span></text:p>
      <text:list xml:id="list1769738860" text:style-name="L7">
        <text:list-item>
          <text:p text:style-name="P52"><text:span text:style-name="T20">clip min is cleared to </text:span><text:span text:style-name="T27">negative infinity</text:span></text:p>
        </text:list-item>
        <text:list-item>
          <text:p text:style-name="P53">clip max is cleared to positive infinity</text:p>
        </text:list-item>
        <text:list-item>
          <text:p text:style-name="P55"><text:soft-page-break/><text:span text:style-name="T20">for each active clip vector, a shader is run over every fragment in </text:span><text:span text:style-name="T28">either </text:span><text:span text:style-name="T20">the clip min </text:span><text:span text:style-name="T29">or </text:span><text:span text:style-name="T20">clip max </text:span><text:span text:style-name="T30">texture:</text:span></text:p>
          <text:list>
            <text:list-item>
              <text:p text:style-name="P56"><text:span text:style-name="T30">l</text:span><text:span text:style-name="T20">et the post-transform clip vector be &lt;a, b, c, d&gt;</text:span></text:p>
            </text:list-item>
            <text:list-item>
              <text:p text:style-name="P54">if c &gt; 0, set every element of clip min to the max of the current value and -(ax+by+d)/c</text:p>
            </text:list-item>
            <text:list-item>
              <text:p text:style-name="P54">if c &lt; 0, set every element of clip max to the min of the current value and -(ax+by+d)/c</text:p>
            </text:list-item>
            <text:list-item>
              <text:p text:style-name="P54">if c == 0, either will actually work, and it will involve infinities</text:p>
            </text:list-item>
          </text:list>
        </text:list-item>
      </text:list>
      <text:p text:style-name="P26"/>
      <text:p text:style-name="P24"><text:span text:style-name="T20">When drawing in 3d mode, </text:span><text:span text:style-name="T32">a depth texture is tested against and written to. When drawing in 2d mode, this is not the case. </text:span><text:span text:style-name="T33">Upon a “begin 3d drawing” instruction being pushed to the stack, the depth texture is cleared to 1.</text:span></text:p>
      <text:p text:style-name="P27"/>
      <text:h text:style-name="P32" text:outline-level="2">GUI Area System</text:h>
      <text:p text:style-name="P28"/>
      <text:p text:style-name="P29">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2T19:10:32.255657788</meta:creation-date>
    <dc:date>2022-07-22T09:43:06.117023104</dc:date>
    <meta:editing-duration>P1DT19H52M45S</meta:editing-duration>
    <meta:editing-cycles>77</meta:editing-cycles>
    <meta:generator>LibreOffice/7.1.7.2$Linux_X86_64 LibreOffice_project/10$Build-2</meta:generator>
    <meta:document-statistic meta:table-count="0" meta:image-count="0" meta:object-count="0" meta:page-count="4" meta:paragraph-count="64" meta:word-count="1484" meta:character-count="8620" meta:non-whitespace-character-count="7240"/>
  </office:meta>
</office:document-meta>
</file>